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52" manifest:media-type=""/>
  <manifest:file-entry manifest:full-path="ObjectReplacements/Object 57" manifest:media-type="application/x-openoffice-gdimetafile;windows_formatname=&quot;GDIMetaFile&quot;"/>
  <manifest:file-entry manifest:full-path="ObjectReplacements/Object 62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1" manifest:media-type=""/>
  <manifest:file-entry manifest:full-path="ObjectReplacements/Object 8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4" manifest:media-type="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80c23a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815db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9e7ba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aa25c6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aa4c2f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19f26a1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weight="bold" officeooo:rsid="014c05b8" officeooo:paragraph-rsid="014c05b8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weight="bold" officeooo:rsid="014ced5f" officeooo:paragraph-rsid="01631555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weight="bold" officeooo:rsid="014ced5f" officeooo:paragraph-rsid="0163f0a4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weight="bold" officeooo:rsid="0153197c" officeooo:paragraph-rsid="017593f6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 New Roman"/>
    </style:style>
    <style:style style:name="P26" style:family="paragraph" style:parent-style-name="Text_20_body">
      <style:paragraph-properties fo:text-align="start" style:justify-single-word="false"/>
      <style:text-properties style:font-name="Times New Roman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weight="normal" officeooo:rsid="001531ed" officeooo:paragraph-rsid="001531ed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0a11edb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weight="normal" officeooo:rsid="00a93c8c" officeooo:paragraph-rsid="00a93c8c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weight="normal" officeooo:rsid="0046c2bf" officeooo:paragraph-rsid="004bcac8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weight="normal" officeooo:rsid="0101a22a" officeooo:paragraph-rsid="0101a22a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c3a91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weight="normal" officeooo:rsid="01536506" officeooo:paragraph-rsid="01536506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weight="normal" officeooo:rsid="01536506" officeooo:paragraph-rsid="0161367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weight="normal" officeooo:rsid="01257e8d" officeooo:paragraph-rsid="0126d0f6" style:font-weight-asian="normal" style:font-weight-complex="normal"/>
    </style:style>
    <style:style style:name="P38" style:family="paragraph" style:parent-style-name="Heading_20_1">
      <style:text-properties style:font-name="Times New Roman" fo:font-size="16pt" style:font-size-asian="16pt" style:font-size-complex="16pt"/>
    </style:style>
    <style:style style:name="P39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40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4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4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43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weight="normal" officeooo:rsid="00a11edb" officeooo:paragraph-rsid="019f26a1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19f26a1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weight="normal" officeooo:rsid="00e1cdea" officeooo:paragraph-rsid="019e7bad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weight="normal" officeooo:rsid="010e965e" officeooo:paragraph-rsid="011a8261" style:font-weight-asian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weight="normal" officeooo:rsid="010e965e" officeooo:paragraph-rsid="01e12bd7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weight="normal" officeooo:rsid="010e965e" officeooo:paragraph-rsid="01e12bd7" style:font-weight-asian="normal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weight="normal" officeooo:rsid="01bedb5d" officeooo:paragraph-rsid="01d52deb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weight="normal" officeooo:rsid="01b8d132" officeooo:paragraph-rsid="01b8d132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weight="normal" officeooo:rsid="01d7b5af" officeooo:paragraph-rsid="01d7b5af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358ce4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e12bd7" style:font-weight-asian="normal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font-weight="normal" officeooo:rsid="01358ce4" officeooo:paragraph-rsid="01e12bd7" style:font-weight-asian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font-weight="normal" officeooo:rsid="01358ce4" officeooo:paragraph-rsid="01f31c76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c3a91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weight="normal" officeooo:rsid="024328ea" officeooo:paragraph-rsid="0244624a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weight="normal" officeooo:rsid="02465bc4" officeooo:paragraph-rsid="02465bc4" style:font-weight-asian="normal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weight="normal" officeooo:rsid="0266a03d" officeooo:paragraph-rsid="0266a03d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a01967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weight="normal" officeooo:rsid="027ef917" officeooo:paragraph-rsid="027ef917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weight="normal" officeooo:rsid="0283e67a" officeooo:paragraph-rsid="0283e67a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weight="normal" officeooo:rsid="0283e67a" officeooo:paragraph-rsid="02853552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weight="bold" officeooo:rsid="0153197c" officeooo:paragraph-rsid="01db0da7" style:font-weight-asian="bold" style:font-weight-complex="bold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67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dd701e" style:font-weight-asian="bold" style:font-weight-complex="bold"/>
    </style:style>
    <style:style style:name="P68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f31c76" style:font-weight-asian="bold" style:font-weight-complex="bold"/>
    </style:style>
    <style:style style:name="P69" style:family="paragraph" style:parent-style-name="Text_20_body">
      <style:paragraph-properties fo:text-align="justify" style:justify-single-word="false"/>
      <style:text-properties style:font-name="Times New Roman"/>
    </style:style>
    <style:style style:name="T1" style:family="text">
      <style:text-properties officeooo:rsid="00e803f2"/>
    </style:style>
    <style:style style:name="T2" style:family="text">
      <style:text-properties officeooo:rsid="000432a9"/>
    </style:style>
    <style:style style:name="T3" style:family="text">
      <style:text-properties officeooo:rsid="00047d67"/>
    </style:style>
    <style:style style:name="T4" style:family="text">
      <style:text-properties officeooo:rsid="000862ac"/>
    </style:style>
    <style:style style:name="T5" style:family="text">
      <style:text-properties officeooo:rsid="0009f923"/>
    </style:style>
    <style:style style:name="T6" style:family="text">
      <style:text-properties officeooo:rsid="000b0221"/>
    </style:style>
    <style:style style:name="T7" style:family="text">
      <style:text-properties officeooo:rsid="0012d0c4"/>
    </style:style>
    <style:style style:name="T8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4b44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31ed" style:font-weight-asian="normal" style:font-weight-complex="normal"/>
    </style:style>
    <style:style style:name="T13" style:family="text">
      <style:text-properties fo:font-weight="normal" officeooo:rsid="0018aeb1" style:font-weight-asian="normal" style:font-weight-complex="normal"/>
    </style:style>
    <style:style style:name="T14" style:family="text">
      <style:text-properties fo:font-weight="normal" officeooo:rsid="0019e209" style:font-weight-asian="normal" style:font-weight-complex="normal"/>
    </style:style>
    <style:style style:name="T15" style:family="text">
      <style:text-properties fo:font-weight="normal" officeooo:rsid="0019eb61" style:font-weight-asian="normal" style:font-weight-complex="normal"/>
    </style:style>
    <style:style style:name="T16" style:family="text">
      <style:text-properties fo:font-weight="normal" officeooo:rsid="002ec2d3" style:font-weight-asian="normal" style:font-weight-complex="normal"/>
    </style:style>
    <style:style style:name="T17" style:family="text">
      <style:text-properties fo:font-weight="normal" officeooo:rsid="00302919" style:font-weight-asian="normal" style:font-weight-complex="normal"/>
    </style:style>
    <style:style style:name="T18" style:family="text">
      <style:text-properties fo:font-weight="normal" officeooo:rsid="0036f184" style:font-weight-asian="normal" style:font-weight-complex="normal"/>
    </style:style>
    <style:style style:name="T19" style:family="text">
      <style:text-properties fo:font-weight="normal" officeooo:rsid="00428197" style:font-weight-asian="normal" style:font-weight-complex="normal"/>
    </style:style>
    <style:style style:name="T20" style:family="text">
      <style:text-properties fo:font-weight="normal" officeooo:rsid="0046c2bf" style:font-weight-asian="normal" style:font-weight-complex="normal"/>
    </style:style>
    <style:style style:name="T21" style:family="text">
      <style:text-properties fo:font-weight="normal" officeooo:rsid="004bcac8" style:font-weight-asian="normal" style:font-weight-complex="normal"/>
    </style:style>
    <style:style style:name="T22" style:family="text">
      <style:text-properties fo:font-weight="normal" officeooo:rsid="004e6b25" style:font-weight-asian="normal" style:font-weight-complex="normal"/>
    </style:style>
    <style:style style:name="T23" style:family="text">
      <style:text-properties fo:font-weight="normal" officeooo:rsid="0054ab3e" style:font-weight-asian="normal" style:font-weight-complex="normal"/>
    </style:style>
    <style:style style:name="T24" style:family="text">
      <style:text-properties fo:font-weight="normal" officeooo:rsid="0075312c" style:font-weight-asian="normal" style:font-weight-complex="normal"/>
    </style:style>
    <style:style style:name="T25" style:family="text">
      <style:text-properties fo:font-weight="normal" officeooo:rsid="0075c475" style:font-weight-asian="normal" style:font-weight-complex="normal"/>
    </style:style>
    <style:style style:name="T26" style:family="text">
      <style:text-properties fo:font-weight="normal" officeooo:rsid="0077aa49" style:font-weight-asian="normal" style:font-weight-complex="normal"/>
    </style:style>
    <style:style style:name="T27" style:family="text">
      <style:text-properties fo:font-weight="normal" officeooo:rsid="007c0460" style:font-weight-asian="normal" style:font-weight-complex="normal"/>
    </style:style>
    <style:style style:name="T28" style:family="text">
      <style:text-properties fo:font-weight="normal" officeooo:rsid="0082e3fe" style:font-weight-asian="normal" style:font-weight-complex="normal"/>
    </style:style>
    <style:style style:name="T29" style:family="text">
      <style:text-properties fo:font-weight="normal" officeooo:rsid="00879c29" style:font-weight-asian="normal" style:font-weight-complex="normal"/>
    </style:style>
    <style:style style:name="T30" style:family="text">
      <style:text-properties fo:font-weight="normal" officeooo:rsid="008d744e" style:font-weight-asian="normal" style:font-weight-complex="normal"/>
    </style:style>
    <style:style style:name="T31" style:family="text">
      <style:text-properties fo:font-weight="normal" officeooo:rsid="008f4619" style:font-weight-asian="normal" style:font-weight-complex="normal"/>
    </style:style>
    <style:style style:name="T32" style:family="text">
      <style:text-properties fo:font-weight="normal" officeooo:rsid="00917b14" style:font-weight-asian="normal" style:font-weight-complex="normal"/>
    </style:style>
    <style:style style:name="T33" style:family="text">
      <style:text-properties fo:font-weight="normal" officeooo:rsid="00a93c8c" style:font-weight-asian="normal" style:font-weight-complex="normal"/>
    </style:style>
    <style:style style:name="T34" style:family="text">
      <style:text-properties fo:font-weight="normal" officeooo:rsid="00af1993" style:font-weight-asian="normal" style:font-weight-complex="normal"/>
    </style:style>
    <style:style style:name="T35" style:family="text">
      <style:text-properties fo:font-weight="normal" officeooo:rsid="00b16453" style:font-weight-asian="normal" style:font-weight-complex="normal"/>
    </style:style>
    <style:style style:name="T36" style:family="text">
      <style:text-properties fo:font-weight="normal" officeooo:rsid="00b5ad1d" style:font-weight-asian="normal" style:font-weight-complex="normal"/>
    </style:style>
    <style:style style:name="T37" style:family="text">
      <style:text-properties fo:font-weight="normal" officeooo:rsid="00b71f47" style:font-weight-asian="normal" style:font-weight-complex="normal"/>
    </style:style>
    <style:style style:name="T38" style:family="text">
      <style:text-properties fo:font-weight="normal" officeooo:rsid="00bbe96f" style:font-weight-asian="normal" style:font-weight-complex="normal"/>
    </style:style>
    <style:style style:name="T39" style:family="text">
      <style:text-properties fo:font-weight="normal" officeooo:rsid="00bf3f9b" style:font-weight-asian="normal" style:font-weight-complex="normal"/>
    </style:style>
    <style:style style:name="T40" style:family="text">
      <style:text-properties fo:font-weight="normal" officeooo:rsid="00cfadbe" style:font-weight-asian="normal" style:font-weight-complex="normal"/>
    </style:style>
    <style:style style:name="T41" style:family="text">
      <style:text-properties fo:font-weight="normal" officeooo:rsid="00d7b366" style:font-weight-asian="normal" style:font-weight-complex="normal"/>
    </style:style>
    <style:style style:name="T42" style:family="text">
      <style:text-properties fo:font-weight="normal" officeooo:rsid="00df3e44" style:font-weight-asian="normal" style:font-weight-complex="normal"/>
    </style:style>
    <style:style style:name="T43" style:family="text">
      <style:text-properties fo:font-weight="normal" officeooo:rsid="00e00e38" style:font-weight-asian="normal" style:font-weight-complex="normal"/>
    </style:style>
    <style:style style:name="T44" style:family="text">
      <style:text-properties fo:font-weight="normal" officeooo:rsid="00e1cdea" style:font-weight-asian="normal" style:font-weight-complex="normal"/>
    </style:style>
    <style:style style:name="T45" style:family="text">
      <style:text-properties fo:font-weight="normal" officeooo:rsid="014ced5f" style:font-weight-asian="normal" style:font-weight-complex="normal"/>
    </style:style>
    <style:style style:name="T46" style:family="text">
      <style:text-properties fo:font-weight="normal" officeooo:rsid="0155be70" style:font-weight-asian="normal" style:font-weight-complex="normal"/>
    </style:style>
    <style:style style:name="T47" style:family="text">
      <style:text-properties fo:font-weight="normal" officeooo:rsid="015ce502" style:font-weight-asian="normal" style:font-weight-complex="normal"/>
    </style:style>
    <style:style style:name="T48" style:family="text">
      <style:text-properties fo:font-weight="normal" officeooo:rsid="015d668a" style:font-weight-asian="normal" style:font-weight-complex="normal"/>
    </style:style>
    <style:style style:name="T49" style:family="text">
      <style:text-properties fo:font-weight="normal" officeooo:rsid="015f5928" style:font-weight-asian="normal" style:font-weight-complex="normal"/>
    </style:style>
    <style:style style:name="T50" style:family="text">
      <style:text-properties fo:font-weight="normal" officeooo:rsid="0189e82c" style:font-weight-asian="normal" style:font-weight-complex="normal"/>
    </style:style>
    <style:style style:name="T51" style:family="text">
      <style:text-properties fo:font-weight="normal" officeooo:rsid="018a5187" style:font-weight-asian="normal" style:font-weight-complex="normal"/>
    </style:style>
    <style:style style:name="T52" style:family="text">
      <style:text-properties fo:font-weight="normal" officeooo:rsid="01b8d132" style:font-weight-asian="normal" style:font-weight-complex="normal"/>
    </style:style>
    <style:style style:name="T53" style:family="text">
      <style:text-properties fo:font-weight="normal" officeooo:rsid="01f7379c" style:font-weight-asian="normal" style:font-weight-complex="normal"/>
    </style:style>
    <style:style style:name="T54" style:family="text">
      <style:text-properties officeooo:rsid="001ffc65"/>
    </style:style>
    <style:style style:name="T55" style:family="text">
      <style:text-properties officeooo:rsid="002a3a98" style:font-name-asian="Microsoft YaHei" style:font-name-complex="Arial"/>
    </style:style>
    <style:style style:name="T56" style:family="text">
      <style:text-properties officeooo:rsid="00f6eb52" style:font-name-asian="Microsoft YaHei" style:font-name-complex="Arial"/>
    </style:style>
    <style:style style:name="T57" style:family="text">
      <style:text-properties officeooo:rsid="0181a2f0" style:font-name-asian="Microsoft YaHei" style:font-name-complex="Arial"/>
    </style:style>
    <style:style style:name="T58" style:family="text">
      <style:text-properties officeooo:rsid="00552b85"/>
    </style:style>
    <style:style style:name="T59" style:family="text">
      <style:text-properties officeooo:rsid="0058dbd6"/>
    </style:style>
    <style:style style:name="T60" style:family="text">
      <style:text-properties officeooo:rsid="0059a63b"/>
    </style:style>
    <style:style style:name="T61" style:family="text">
      <style:text-properties officeooo:rsid="005ce986"/>
    </style:style>
    <style:style style:name="T62" style:family="text">
      <style:text-properties officeooo:rsid="005dcff1"/>
    </style:style>
    <style:style style:name="T63" style:family="text">
      <style:text-properties officeooo:rsid="0064bf9f"/>
    </style:style>
    <style:style style:name="T64" style:family="text">
      <style:text-properties officeooo:rsid="0065db7e"/>
    </style:style>
    <style:style style:name="T65" style:family="text">
      <style:text-properties officeooo:rsid="0067ec74"/>
    </style:style>
    <style:style style:name="T66" style:family="text">
      <style:text-properties officeooo:rsid="006c3cf8"/>
    </style:style>
    <style:style style:name="T67" style:family="text">
      <style:text-properties officeooo:rsid="00f61deb"/>
    </style:style>
    <style:style style:name="T68" style:family="text">
      <style:text-properties officeooo:rsid="00f6eb52"/>
    </style:style>
    <style:style style:name="T69" style:family="text">
      <style:text-properties officeooo:rsid="010e965e"/>
    </style:style>
    <style:style style:name="T70" style:family="text">
      <style:text-properties officeooo:rsid="00e1cdea"/>
    </style:style>
    <style:style style:name="T71" style:family="text">
      <style:text-properties officeooo:rsid="011f2fa0"/>
    </style:style>
    <style:style style:name="T72" style:family="text">
      <style:text-properties officeooo:rsid="0121fc9d"/>
    </style:style>
    <style:style style:name="T73" style:family="text">
      <style:text-properties officeooo:rsid="00d7b366"/>
    </style:style>
    <style:style style:name="T74" style:family="text">
      <style:text-properties officeooo:rsid="00df3e44"/>
    </style:style>
    <style:style style:name="T75" style:family="text">
      <style:text-properties officeooo:rsid="00e00e38"/>
    </style:style>
    <style:style style:name="T76" style:family="text">
      <style:text-properties officeooo:rsid="012a0a99"/>
    </style:style>
    <style:style style:name="T77" style:family="text">
      <style:text-properties officeooo:rsid="012c523c"/>
    </style:style>
    <style:style style:name="T78" style:family="text">
      <style:text-properties officeooo:rsid="012cedd7"/>
    </style:style>
    <style:style style:name="T79" style:family="text">
      <style:text-properties officeooo:rsid="0141adc4"/>
    </style:style>
    <style:style style:name="T80" style:family="text">
      <style:text-properties officeooo:rsid="01548860"/>
    </style:style>
    <style:style style:name="T81" style:family="text">
      <style:text-properties officeooo:rsid="016da9d0"/>
    </style:style>
    <style:style style:name="T82" style:family="text">
      <style:text-properties officeooo:rsid="016ea9a7"/>
    </style:style>
    <style:style style:name="T83" style:family="text">
      <style:text-properties officeooo:rsid="01967377"/>
    </style:style>
    <style:style style:name="T84" style:family="text">
      <style:text-properties officeooo:rsid="01ae295d"/>
    </style:style>
    <style:style style:name="T85" style:family="text">
      <style:text-properties officeooo:rsid="01aea84f"/>
    </style:style>
    <style:style style:name="T86" style:family="text">
      <style:text-properties style:font-name="Liberation Mono" fo:font-size="10.5pt" fo:font-style="normal" style:font-size-asian="10.5pt" style:font-style-asian="normal"/>
    </style:style>
    <style:style style:name="T87" style:family="text">
      <style:text-properties officeooo:rsid="01b8d132"/>
    </style:style>
    <style:style style:name="T88" style:family="text">
      <style:text-properties officeooo:rsid="015d668a"/>
    </style:style>
    <style:style style:name="T89" style:family="text">
      <style:text-properties officeooo:rsid="01d7ce53"/>
    </style:style>
    <style:style style:name="T90" style:family="text">
      <style:text-properties officeooo:rsid="01d9ca5e"/>
    </style:style>
    <style:style style:name="T91" style:family="text">
      <style:text-properties officeooo:rsid="0140d341"/>
    </style:style>
    <style:style style:name="T92" style:family="text">
      <style:text-properties officeooo:rsid="011a8261"/>
    </style:style>
    <style:style style:name="T93" style:family="text">
      <style:text-properties officeooo:rsid="01f0672c"/>
    </style:style>
    <style:style style:name="T94" style:family="text">
      <style:text-properties officeooo:rsid="020311eb"/>
    </style:style>
    <style:style style:name="T95" style:family="text">
      <style:text-properties officeooo:rsid="0214a2be"/>
    </style:style>
    <style:style style:name="T96" style:family="text">
      <style:text-properties officeooo:rsid="021f8323"/>
    </style:style>
    <style:style style:name="T97" style:family="text">
      <style:text-properties officeooo:rsid="0220a642"/>
    </style:style>
    <style:style style:name="T98" style:family="text">
      <style:text-properties officeooo:rsid="0233ecb8"/>
    </style:style>
    <style:style style:name="T99" style:family="text">
      <style:text-properties officeooo:rsid="02346e17"/>
    </style:style>
    <style:style style:name="T100" style:family="text">
      <style:text-properties officeooo:rsid="023bf7ce"/>
    </style:style>
    <style:style style:name="T101" style:family="text">
      <style:text-properties officeooo:rsid="024a90c7"/>
    </style:style>
    <style:style style:name="T102" style:family="text">
      <style:text-properties officeooo:rsid="0267dd19"/>
    </style:style>
    <style:style style:name="T103" style:family="text">
      <style:text-properties officeooo:rsid="02680635"/>
    </style:style>
    <style:style style:name="T104" style:family="text">
      <style:text-properties officeooo:rsid="026a6a98"/>
    </style:style>
    <style:style style:name="T105" style:family="text">
      <style:text-properties officeooo:rsid="0270edaa"/>
    </style:style>
    <style:style style:name="T106" style:family="text">
      <style:text-properties officeooo:rsid="0274ba76"/>
    </style:style>
    <style:style style:name="T107" style:family="text">
      <style:text-properties style:text-underline-style="none"/>
    </style:style>
    <style:style style:name="T108" style:family="text">
      <style:text-properties style:text-underline-style="none" officeooo:rsid="02814342"/>
    </style:style>
    <style:style style:name="T109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5"/>
      <text:p text:style-name="P4">Jiang J.</text:p>
      <text:p text:style-name="P4">Data Engineer, Data Scientist</text:p>
      <text:p text:style-name="P4"><text:span text:style-name="T4">ENSEEIHT </text:span>Computer Science Engineering Degree, <text:span text:style-name="T4">INP Toulouse Dual</text:span> MSc <text:span text:style-name="T4">Research</text:span> <text:span text:style-name="T2">Degree</text:span> in AI / Big Data / Ops</text:p>
      <text:p text:style-name="P6">France</text:p>
      <text:p text:style-name="P5"/>
      <text:h text:style-name="P39" text:outline-level="1">1 – Introduction</text:h>
      <text:p text:style-name="P25"/>
      <text:p text:style-name="P25">Frameworks such as Tensor<text:span text:style-name="T54">F</text:span>low or Py<text:span text:style-name="T54">T</text:span>orch make deep learning developments easy. They have made this field wide spread for every enthusiast. <text:span text:style-name="T4">Implementations </text:span><text:span text:style-name="T5">only</text:span><text:span text:style-name="T3"> </text:span><text:span text:style-name="T4">needs </text:span><text:span text:style-name="T5">an </text:span><text:span text:style-name="T3">instinctive understanding </text:span><text:span text:style-name="T4">of deep learning</text:span><text:span text:style-name="T3">. </text:span><text:span text:style-name="T67">T</text:span>he <text:span text:style-name="T3">proper</text:span> math aspect <text:span text:style-name="T6">is</text:span> <text:span text:style-name="T6">little by little </text:span>forgotten.</text:p>
      <text:p text:style-name="P25">The objective is to do a summary of the important propositions. These propositions will be mathematically proven. <text:span text:style-name="T7">The </text:span><text:span text:style-name="T60">subject</text:span><text:span text:style-name="T7"> </text:span><text:span text:style-name="T61">tackled </text:span><text:span text:style-name="T62">is</text:span><text:span text:style-name="T7"> </text:span><text:span text:style-name="T58">a multi-class classification problem </text:span><text:span text:style-name="T59">with</text:span><text:span text:style-name="T7"> – dense layers, ReLU and Softmax activation layers, Categorical cross-entropy loss, Stochastic gradient descent optimizer. </text:span><text:span text:style-name="T63">However, </text:span><text:span text:style-name="T67">all</text:span><text:span text:style-name="T64"> the </text:span><text:span text:style-name="T65">elements below can be re-used or easily modified to cover </text:span><text:span text:style-name="T66">a </text:span><text:span text:style-name="T65">regression problem.</text:span></text:p>
      <text:p text:style-name="P25"/>
      <text:h text:style-name="P40" text:outline-level="1">2 – <text:span text:style-name="T8">Notation and Nomenclature</text:span></text:h>
      <text:p text:style-name="P63">REDO.</text:p>
      <text:p text:style-name="P21">Definition –<text:span text:style-name="T11"> </text:span><text:span text:style-name="T45">Let</text:span><text:span text:style-name="T45"><draw:frame draw:style-name="fr2" draw:name="Objet52" text:anchor-type="as-char" svg:width="0.402cm" svg:height="0.467cm" draw:z-index="6"><draw:object xlink:href="./Object 52" xlink:type="simple" xlink:show="embed" xlink:actuate="onLoad"/><draw:image xlink:href="./ObjectReplacements/Object 52" xlink:type="simple" xlink:show="embed" xlink:actuate="onLoad"/></draw:frame></text:span><text:span text:style-name="T46">a</text:span><text:span text:style-name="T47"> non-empty </text:span><text:span text:style-name="T46">interval of</text:span><text:span text:style-name="T46"><draw:frame draw:style-name="fr2" draw:name="Objet62" text:anchor-type="as-char" svg:width="0.556cm" svg:height="0.385cm" draw:z-index="9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5">, and</text:span><text:span text:style-name="T45"><draw:frame draw:style-name="fr2" draw:name="Objet53" text:anchor-type="as-char" svg:width="1.744cm" svg:height="0.508cm" draw:z-index="12"><draw:object xlink:href="./Object 53" xlink:type="simple" xlink:show="embed" xlink:actuate="onLoad"/><draw:image xlink:href="./ObjectReplacements/Object 53" xlink:type="simple" xlink:show="embed" xlink:actuate="onLoad"/></draw:frame></text:span><text:span text:style-name="T45">. Then</text:span><text:span text:style-name="T45"><draw:frame draw:style-name="fr2" draw:name="Objet54" text:anchor-type="as-char" svg:width="0.404cm" svg:height="0.467cm" draw:z-index="15"><draw:object xlink:href="./Object 54" xlink:type="simple" xlink:show="embed" xlink:actuate="onLoad"/><draw:image xlink:href="./ObjectReplacements/Object 54" xlink:type="simple" xlink:show="embed" xlink:actuate="onLoad"/></draw:frame></text:span><text:span text:style-name="T45">continuous function is equivalent to</text:span></text:p>
      <text:p text:style-name="P22"><text:span text:style-name="T11"><draw:frame draw:style-name="fr2" draw:name="Objet74" text:anchor-type="as-char" svg:width="1.393cm" svg:height="0.467cm" draw:z-index="21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1">,</text:span></text:p>
      <text:p text:style-name="P22"><text:span text:style-name="T11"><draw:frame draw:style-name="fr2" draw:name="Objet55" text:anchor-type="as-char" svg:width="1.369cm" svg:height="0.467cm" draw:z-index="34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1">,</text:span><text:span text:style-name="T11"><draw:frame draw:style-name="fr2" draw:name="Objet56" text:anchor-type="as-char" svg:width="1.282cm" svg:height="0.483cm" draw:z-index="36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11">,</text:span><text:span text:style-name="T11"><draw:frame draw:style-name="fr2" draw:name="Objet57" text:anchor-type="as-char" svg:width="1.401cm" svg:height="0.467cm" draw:z-index="40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11">,</text:span><text:span text:style-name="T11"><draw:frame draw:style-name="fr2" draw:name="Objet58" text:anchor-type="as-char" svg:width="4.807cm" svg:height="0.51cm" draw:z-index="43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<text:p text:style-name="P35">The notation<draw:frame draw:style-name="fr2" draw:name="Objet59" text:anchor-type="as-char" svg:width="0.621cm" svg:height="0.531cm" draw:z-index="46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80">set of </text:span>continuous function<text:span text:style-name="T82">s</text:span> from<draw:frame draw:style-name="fr2" draw:name="Objet46" text:anchor-type="as-char" svg:width="0.556cm" svg:height="0.385cm" draw:z-index="48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2" draw:name="Objet61" text:anchor-type="as-char" svg:width="0.556cm" svg:height="0.385cm" draw:z-index="49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63">REDO.</text:p>
      <text:p text:style-name="P24">Definition – <text:span text:style-name="T45">Let</text:span><text:span text:style-name="T45"><draw:frame draw:style-name="fr2" draw:name="Objet63" text:anchor-type="as-char" svg:width="0.402cm" svg:height="0.467cm" draw:z-index="5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46">a</text:span><text:span text:style-name="T47"> non-empty </text:span><text:span text:style-name="T46">interval of</text:span><text:span text:style-name="T46"><draw:frame draw:style-name="fr2" draw:name="Objet64" text:anchor-type="as-char" svg:width="0.556cm" svg:height="0.385cm" draw:z-index="51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45">, and</text:span><text:span text:style-name="T45"><draw:frame draw:style-name="fr2" draw:name="Objet65" text:anchor-type="as-char" svg:width="1.744cm" svg:height="0.508cm" draw:z-index="5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5">. Then</text:span><text:span text:style-name="T45"><draw:frame draw:style-name="fr2" draw:name="Objet66" text:anchor-type="as-char" svg:width="0.404cm" svg:height="0.467cm" draw:z-index="53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48">derivable </text:span><text:span text:style-name="T49">is equivalent to</text:span></text:p>
      <text:p text:style-name="P23"><text:span text:style-name="T11"><draw:frame draw:style-name="fr2" draw:name="Objet75" text:anchor-type="as-char" svg:width="1.393cm" svg:height="0.467cm" draw:z-index="54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1">,</text:span><text:span text:style-name="T11"><draw:frame draw:style-name="fr2" draw:name="Objet76" text:anchor-type="as-char" svg:width="2.12cm" svg:height="0.506cm" draw:z-index="55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1">,</text:span></text:p>
      <text:p text:style-name="P23"><text:span text:style-name="T11"><draw:frame draw:style-name="fr2" draw:name="Objet70" text:anchor-type="as-char" svg:width="1.369cm" svg:height="0.467cm" draw:z-index="56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1">,</text:span><text:span text:style-name="T11"><draw:frame draw:style-name="fr2" draw:name="Objet71" text:anchor-type="as-char" svg:width="1.282cm" svg:height="0.483cm" draw:z-index="57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1">,</text:span><text:span text:style-name="T11"><draw:frame draw:style-name="fr2" draw:name="Objet72" text:anchor-type="as-char" svg:width="1.401cm" svg:height="0.467cm" draw:z-index="58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1">,</text:span><text:span text:style-name="T11"><draw:frame draw:style-name="fr2" draw:name="Objet73" text:anchor-type="as-char" svg:width="6.167cm" svg:height="1.039cm" draw:z-index="5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<text:p text:style-name="P36"><text:soft-page-break/><text:span text:style-name="T49">The notation</text:span><text:span text:style-name="T49"><draw:frame draw:style-name="fr2" draw:name="Objet67" text:anchor-type="as-char" svg:width="1.78cm" svg:height="0.557cm" draw:z-index="60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49">means the </text:span><text:span text:style-name="T80">set of </text:span><text:span text:style-name="T81">derivable</text:span><text:span text:style-name="T49"> function</text:span><text:span text:style-name="T81">s</text:span><text:span text:style-name="T49"> from</text:span><text:span text:style-name="T49"><draw:frame draw:style-name="fr2" draw:name="Objet60" text:anchor-type="as-char" svg:width="0.402cm" svg:height="0.467cm" draw:z-index="6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49">to</text:span><text:span text:style-name="T49"><draw:frame draw:style-name="fr2" draw:name="Objet69" text:anchor-type="as-char" svg:width="0.556cm" svg:height="0.385cm" draw:z-index="62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49">.</text:span></text:p>
      <text:p text:style-name="P64">REDO.</text:p>
      <text:p text:style-name="P65">Definition – <text:span text:style-name="T45">Let</text:span><text:span text:style-name="T45"><draw:frame draw:style-name="fr2" draw:name="Objet68" text:anchor-type="as-char" svg:width="0.402cm" svg:height="0.467cm" draw:z-index="63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6">a</text:span><text:span text:style-name="T47"> non-empty </text:span><text:span text:style-name="T46">interval of</text:span><text:span text:style-name="T46"><draw:frame draw:style-name="fr2" draw:name="Objet81" text:anchor-type="as-char" svg:width="0.556cm" svg:height="0.385cm" draw:z-index="64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45">, and</text:span><text:span text:style-name="T45"><draw:frame draw:style-name="fr2" draw:name="Objet82" text:anchor-type="as-char" svg:width="1.744cm" svg:height="0.508cm" draw:z-index="65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5">. Then</text:span><text:span text:style-name="T45"><draw:frame draw:style-name="fr2" draw:name="Objet83" text:anchor-type="as-char" svg:width="0.404cm" svg:height="0.467cm" draw:z-index="66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52">piece-wise </text:span><text:span text:style-name="T48">derivable </text:span><text:span text:style-name="T49">is equivalent to</text:span></text:p>
      <text:p text:style-name="P50"><draw:frame draw:style-name="fr2" draw:name="Objet84" text:anchor-type="as-char" svg:width="2.088cm" svg:height="0.482cm" draw:z-index="80"><draw:object xlink:href="./Object 84" xlink:type="simple" xlink:show="embed" xlink:actuate="onLoad"/><draw:image xlink:href="./ObjectReplacements/Object 84" xlink:type="simple" xlink:show="embed" xlink:actuate="onLoad"/></draw:frame>,</text:p>
      <text:p text:style-name="P50"><draw:frame draw:style-name="fr2" draw:name="Objet85" text:anchor-type="as-char" svg:width="3.972cm" svg:height="0.531cm" draw:z-index="67"><draw:object xlink:href="./Object 85" xlink:type="simple" xlink:show="embed" xlink:actuate="onLoad"/><draw:image xlink:href="./ObjectReplacements/Object 85" xlink:type="simple" xlink:show="embed" xlink:actuate="onLoad"/><svg:desc>formule</svg:desc></draw:frame>,<draw:frame draw:style-name="fr2" draw:name="Objet86" text:anchor-type="as-char" svg:width="3.235cm" svg:height="0.492cm" draw:z-index="68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2" draw:name="Objet87" text:anchor-type="as-char" svg:width="3.872cm" svg:height="0.591cm" draw:z-index="69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2.612cm" svg:height="0.531cm" draw:z-index="82"><draw:object xlink:href="./Object 88" xlink:type="simple" xlink:show="embed" xlink:actuate="onLoad"/><draw:image xlink:href="./ObjectReplacements/Object 88" xlink:type="simple" xlink:show="embed" xlink:actuate="onLoad"/></draw:frame>,<text:span text:style-name="T86"><draw:frame draw:style-name="fr1" draw:name="Objet89" text:anchor-type="as-char" svg:width="2.18cm" svg:height="0.54cm" draw:z-index="83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52">The notation<draw:frame draw:style-name="fr2" draw:name="Objet90" text:anchor-type="as-char" svg:width="0.734cm" svg:height="0.591cm" draw:z-index="84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87">piece-wise </text:span><text:span text:style-name="T88">derivable</text:span> functions <text:span text:style-name="T89">from</text:span><text:span text:style-name="T89"><draw:frame draw:style-name="fr2" draw:name="Objet91" text:anchor-type="as-char" svg:width="0.556cm" svg:height="0.385cm" draw:z-index="85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90">to</text:span><text:span text:style-name="T90"><draw:frame draw:style-name="fr2" draw:name="Objet92" text:anchor-type="as-char" svg:width="0.556cm" svg:height="0.385cm" draw:z-index="86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90">.</text:span></text:p>
      <text:p text:style-name="P51"/>
      <text:p text:style-name="P7">Definition – <text:span text:style-name="T11">Let</text:span><text:span text:style-name="T11"><draw:frame draw:style-name="fr2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</text:span><draw:frame draw:style-name="fr2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2">,</text:span><text:span text:style-name="T12"><draw:frame draw:style-name="fr2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. Then the ordered rectangular array</text:span></text:p>
      <text:p text:style-name="P27"><draw:frame draw:style-name="fr2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span text:style-name="T11">is a real matrix of dimension</text:span><text:span text:style-name="T11"><draw:frame draw:style-name="fr2" draw:name="Objet4" text:anchor-type="as-char" svg:width="1.088cm" svg:height="0.467cm" draw:z-index="11"><draw:object xlink:href="./Object 4" xlink:type="simple" xlink:show="embed" xlink:actuate="onLoad"/><draw:image xlink:href="./ObjectReplacements/Object 4" xlink:type="simple" xlink:show="embed" xlink:actuate="onLoad"/></draw:frame></text:span><text:span text:style-name="T11">.</text:span></text:p>
      <text:p text:style-name="P66"><text:span text:style-name="T13">T</text:span><text:span text:style-name="T11">he following notation</text:span><text:span text:style-name="T18">s</text:span><text:span text:style-name="T11"> </text:span><text:span text:style-name="T18">are</text:span><text:span text:style-name="T11"> considered</text:span></text:p>
      <text:p text:style-name="P9"><text:span text:style-name="T11"><draw:frame draw:style-name="fr2" draw:name="Objet11" text:anchor-type="as-char" svg:width="2.99cm" svg:height="0.492cm" draw:z-index="70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1">,</text:span><draw:frame draw:style-name="fr2" draw:name="Objet12" text:anchor-type="as-char" svg:width="3.154cm" svg:height="0.492cm" draw:z-index="71"><draw:object xlink:href="./Object 19" xlink:type="simple" xlink:show="embed" xlink:actuate="onLoad"/><draw:image xlink:href="./ObjectReplacements/Object 19" xlink:type="simple" xlink:show="embed" xlink:actuate="onLoad"/><svg:desc>formule</svg:desc></draw:frame>,<text:span text:style-name="T11"><draw:frame draw:style-name="fr2" draw:name="Objet10" text:anchor-type="as-char" svg:width="2.002cm" svg:height="0.531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10"><draw:frame draw:style-name="fr2" draw:name="Objet16" text:anchor-type="as-char" svg:width="3.154cm" svg:height="0.492cm" draw:z-index="72"><draw:object xlink:href="./Object 16" xlink:type="simple" xlink:show="embed" xlink:actuate="onLoad"/><draw:image xlink:href="./ObjectReplacements/Object 16" xlink:type="simple" xlink:show="embed" xlink:actuate="onLoad"/><svg:desc>formule</svg:desc></draw:frame>,<text:span text:style-name="T11"><draw:frame draw:style-name="fr2" draw:name="Objet14" text:anchor-type="as-char" svg:width="2.415cm" svg:height="2.281cm" draw:z-index="2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10"><text:span text:style-name="T11"><draw:frame draw:style-name="fr2" draw:name="Objet18" text:anchor-type="as-char" svg:width="2.99cm" svg:height="0.492cm" draw:z-index="7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">,</text:span><draw:frame draw:style-name="fr2" draw:name="Objet19" text:anchor-type="as-char" svg:width="3.154cm" svg:height="0.492cm" draw:z-index="74"><draw:object xlink:href="./Object 12" xlink:type="simple" xlink:show="embed" xlink:actuate="onLoad"/><draw:image xlink:href="./ObjectReplacements/Object 12" xlink:type="simple" xlink:show="embed" xlink:actuate="onLoad"/><svg:desc>formule</svg:desc></draw:frame>,<text:span text:style-name="T11"><draw:frame draw:style-name="fr2" draw:name="Objet17" text:anchor-type="as-char" svg:width="4.763cm" svg:height="0.586cm" draw:z-index="33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8"><text:span text:style-name="T13">The notation</text:span><text:span text:style-name="T13"><draw:frame draw:style-name="fr2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4">means</text:span><text:span text:style-name="T13"> the real matrix set of dimension</text:span><text:span text:style-name="T13"><draw:frame draw:style-name="fr2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.</text:span><text:span text:style-name="T10"><text:line-break/></text:span></text:p>
      <text:p text:style-name="P7">Convention –<text:span text:style-name="T11"> A vector is a matrix with only one row. Thus, </text:span><text:span text:style-name="T15">the real vector set</text:span><text:span text:style-name="T15"><draw:frame draw:style-name="fr2" draw:name="Objet8" text:anchor-type="as-char" svg:width="0.688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1">is equivalent to</text:span><text:span text:style-name="T11"><draw:frame draw:style-name="fr2" draw:name="Objet9" text:anchor-type="as-char" svg:width="0.99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1">.</text:span></text:p>
      <text:p text:style-name="P26"/>
      <text:p text:style-name="P14">Notation – <text:span text:style-name="T11">The matrix transpose operation will be noted as</text:span><text:span text:style-name="T11"><draw:frame draw:style-name="fr2" draw:name="Objet13" text:anchor-type="as-char" svg:width="0.693cm" svg:height="0.527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.</text:span></text:p>
      <text:p text:style-name="P28"/>
      <text:p text:style-name="P18">Definition –<text:span text:style-name="T11"> Let</text:span><text:span text:style-name="T11"><draw:frame draw:style-name="fr2" draw:name="Objet28" text:anchor-type="as-char" svg:width="1.713cm" svg:height="0.531cm" draw:z-index="17"><draw:object xlink:href="./Object 28" xlink:type="simple" xlink:show="embed" xlink:actuate="onLoad"/><draw:image xlink:href="./ObjectReplacements/Object 28" xlink:type="simple" xlink:show="embed" xlink:actuate="onLoad"/></draw:frame></text:span><text:span text:style-name="T11">, and</text:span><text:span text:style-name="T11"><draw:frame draw:style-name="fr2" draw:name="Objet29" text:anchor-type="as-char" svg:width="1.702cm" svg:height="0.531cm" draw:z-index="19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, and let the product noted</text:span><text:span text:style-name="T11"><draw:frame draw:style-name="fr2" draw:name="Objet30" text:anchor-type="as-char" svg:width="1.164cm" svg:height="0.467cm" draw:z-index="20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or</text:span><text:span text:style-name="T11"><draw:frame draw:style-name="fr2" draw:name="Objet31" text:anchor-type="as-char" svg:width="0.773cm" svg:height="0.467cm" draw:z-index="22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be</text:span></text:p>
      <text:p text:style-name="P29"><text:soft-page-break/><draw:frame draw:style-name="fr2" draw:name="Objet34" text:anchor-type="as-char" svg:width="2.746cm" svg:height="0.467cm" draw:z-index="23"><draw:object xlink:href="./Object 34" xlink:type="simple" xlink:show="embed" xlink:actuate="onLoad"/><draw:image xlink:href="./ObjectReplacements/Object 34" xlink:type="simple" xlink:show="embed" xlink:actuate="onLoad"/></draw:frame></text:p>
      <text:p text:style-name="P18"><text:span text:style-name="T33">where</text:span><text:span text:style-name="T11"><draw:frame draw:style-name="fr2" draw:name="Objet32" text:anchor-type="as-char" svg:width="0.506cm" svg:height="0.467cm" draw:z-index="24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is a</text:span><text:span text:style-name="T11"><draw:frame draw:style-name="fr2" draw:name="Objet33" text:anchor-type="as-char" svg:width="1.132cm" svg:height="0.467cm" draw:z-index="25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matrix with</text:span></text:p>
      <text:p text:style-name="P19"><text:span text:style-name="T44"><draw:frame draw:style-name="fr2" draw:name="Objet40" text:anchor-type="as-char" svg:width="2.99cm" svg:height="0.492cm" draw:z-index="7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44">,</text:span><text:span text:style-name="T44"><draw:frame draw:style-name="fr2" draw:name="Objet79" text:anchor-type="as-char" svg:width="3.154cm" svg:height="0.492cm" draw:z-index="76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44">,</text:span></text:p>
      <text:p text:style-name="P44"><draw:frame draw:style-name="fr2" draw:name="Objet27" text:anchor-type="as-char" svg:width="4.14cm" svg:height="1.139cm" draw:z-index="44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5"/>
      <text:h text:style-name="P41" text:outline-level="1"><text:span text:style-name="T72">3</text:span> – <text:span text:style-name="T56">Activation functions</text:span></text:h>
      <text:p text:style-name="P20"/>
      <text:p text:style-name="P20">Definition –<text:span text:style-name="T11"> </text:span><text:span text:style-name="T41">Let</text:span><text:span text:style-name="T41"><draw:frame draw:style-name="fr2" draw:name="Objet37" text:anchor-type="as-char" svg:width="1.595cm" svg:height="0.531cm" draw:z-index="32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1">, </text:span><text:span text:style-name="T50">and</text:span><text:span text:style-name="T50"><draw:frame draw:style-name="fr2" draw:name="Objet78" text:anchor-type="as-char" svg:width="2.028cm" svg:height="0.591cm" draw:z-index="77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50">.</text:span><text:span text:style-name="T41"> </text:span><text:span text:style-name="T51">T</text:span><text:span text:style-name="T42">hen the </text:span><text:span text:style-name="T53">vector</text:span><text:span text:style-name="T43"> wise </text:span><text:span text:style-name="T44">application</text:span></text:p>
      <text:p text:style-name="P11"><text:span text:style-name="T44"><draw:frame draw:style-name="fr2" draw:name="Objet39" text:anchor-type="as-char" svg:width="2.99cm" svg:height="0.492cm" draw:z-index="78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4">,</text:span></text:p>
      <text:p text:style-name="P46"><draw:frame draw:style-name="fr2" draw:name="Objet38" text:anchor-type="as-char" svg:width="3.42cm" svg:height="1.235cm" draw:z-index="4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33">is an activation function.</text:p>
      <text:p text:style-name="P33"/>
      <text:p text:style-name="P37"><text:span text:style-name="T9">Proposition –</text:span> <text:span text:style-name="T73">Let</text:span><text:span text:style-name="T73"><draw:frame draw:style-name="fr2" draw:name="Objet49" text:anchor-type="as-char" svg:width="1.595cm" svg:height="0.531cm" draw:z-index="35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73">. </text:span><text:span text:style-name="T85">T</text:span><text:span text:style-name="T74">hen the </text:span><text:span text:style-name="T76">following</text:span><text:span text:style-name="T74"> </text:span><text:span text:style-name="T83">element</text:span><text:span text:style-name="T75"> wise </text:span><text:span text:style-name="T70">application</text:span><text:span text:style-name="T77">s </text:span><text:span text:style-name="T78">are activation functions</text:span></text:p>
      <text:p text:style-name="P12"><text:span text:style-name="T44"><draw:frame draw:style-name="fr2" draw:name="Objet25" text:anchor-type="as-char" svg:width="2.99cm" svg:height="0.492cm" draw:z-index="7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44">,</text:span></text:p>
      <text:p text:style-name="P48"><draw:frame draw:style-name="fr2" draw:name="Objet41" text:anchor-type="as-char" svg:width="5.537cm" svg:height="1.249cm" draw:z-index="28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49"><text:span text:style-name="T92">with</text:span><text:span text:style-name="T92"><draw:frame draw:style-name="fr2" draw:name="Objet47" text:anchor-type="as-char" svg:width="0.928cm" svg:height="0.467cm" draw:z-index="31"><draw:object xlink:href="./Object 47" xlink:type="simple" xlink:show="embed" xlink:actuate="onLoad"/><draw:image xlink:href="./ObjectReplacements/Object 47" xlink:type="simple" xlink:show="embed" xlink:actuate="onLoad"/></draw:frame></text:span><text:span text:style-name="T92">the </text:span><text:span text:style-name="T94">element-wise </text:span><text:span text:style-name="T92">maximum </text:span><text:span text:style-name="T96">operation</text:span><text:span text:style-name="T92"> </text:span><text:span text:style-name="T95">between two vectors</text:span><text:span text:style-name="T92">.</text:span></text:p>
      <text:p text:style-name="P49"/>
      <text:p text:style-name="P13"><text:span text:style-name="T44"><draw:frame draw:style-name="fr2" draw:name="Objet42" text:anchor-type="as-char" svg:width="2.99cm" svg:height="0.492cm" draw:z-index="8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44">,</text:span></text:p>
      <text:p text:style-name="P47"><draw:frame draw:style-name="fr2" draw:name="Objet45" text:anchor-type="as-char" svg:width="5.443cm" svg:height="2.499cm" draw:z-index="37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34">with<draw:frame draw:style-name="fr2" draw:name="Objet48" text:anchor-type="as-char" svg:width="0.407cm" svg:height="0.467cm" draw:z-index="45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97">element-wise </text:span><text:span text:style-name="T71">exponential </text:span><text:span text:style-name="T84">operation</text:span>.</text:p>
      <text:p text:style-name="P59">The<draw:frame draw:style-name="fr2" draw:name="Objet94" text:anchor-type="as-char" svg:width="1.64cm" svg:height="0.467cm" draw:z-index="92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01">function will be denoted as</text:span><text:span text:style-name="T101"><draw:frame draw:style-name="fr2" draw:name="Objet97" text:anchor-type="as-char" svg:width="0.443cm" svg:height="0.467cm" draw:z-index="9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01">for simplicity.</text:span></text:p>
      <text:p text:style-name="P34"/>
      <text:p text:style-name="P53">The <text:span text:style-name="T100">J</text:span><text:span text:style-name="T98">a</text:span><text:span text:style-name="T99">c</text:span><text:span text:style-name="T98">obian </text:span><text:span text:style-name="T100">matrices</text:span> are the following</text:p>
      <text:p text:style-name="P67"><text:soft-page-break/><text:span text:style-name="T44"><draw:frame draw:style-name="fr2" draw:name="Objet93" text:anchor-type="as-char" svg:width="2.99cm" svg:height="0.492cm" draw:z-index="87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44">,</text:span></text:p>
      <text:p text:style-name="P55"><draw:frame draw:style-name="fr2" draw:name="Objet26" text:anchor-type="as-char" svg:width="10.818cm" svg:height="3.512cm" draw:z-index="91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54"><text:span text:style-name="T91">with</text:span><text:span text:style-name="T91"><draw:frame draw:style-name="fr2" draw:name="Objet50" text:anchor-type="as-char" svg:width="1.118cm" svg:height="0.577cm" draw:z-index="38"><draw:object xlink:href="./Object 50" xlink:type="simple" xlink:show="embed" xlink:actuate="onLoad"/><draw:image xlink:href="./ObjectReplacements/Object 50" xlink:type="simple" xlink:show="embed" xlink:actuate="onLoad"/></draw:frame></text:span><text:span text:style-name="T79">the</text:span><text:span text:style-name="T79"><draw:frame draw:style-name="fr2" draw:name="Objet51" text:anchor-type="as-char" svg:width="1.386cm" svg:height="0.543cm" draw:z-index="39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79">indicator function </text:span><text:span text:style-name="T93">on</text:span><text:span text:style-name="T79"><draw:frame draw:style-name="fr2" draw:name="Objet44" text:anchor-type="as-char" svg:width="1.074cm" svg:height="0.46cm" draw:z-index="88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79">.</text:span></text:p>
      <text:p text:style-name="P34"/>
      <text:p text:style-name="P68"><text:span text:style-name="T44"><draw:frame draw:style-name="fr2" draw:name="Objet96" text:anchor-type="as-char" svg:width="2.99cm" svg:height="0.492cm" draw:z-index="90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44">,</text:span></text:p>
      <text:p text:style-name="P56"><text:span text:style-name="T69"><draw:frame draw:style-name="fr2" draw:name="Objet95" text:anchor-type="as-char" svg:width="3.785cm" svg:height="1.304cm" draw:z-index="89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60">where<draw:frame draw:style-name="fr1" draw:name="Objet98" text:anchor-type="as-char" svg:width="4.149cm" svg:height="0.557cm" draw:z-index="94"><draw:object xlink:href="./Object 98" xlink:type="simple" xlink:show="embed" xlink:actuate="onLoad"/><draw:image xlink:href="./ObjectReplacements/Object 98" xlink:type="simple" xlink:show="embed" xlink:actuate="onLoad"/></draw:frame>,<draw:frame draw:style-name="fr1" draw:name="Objet99" text:anchor-type="as-char" svg:width="5.013cm" svg:height="0.54cm" draw:z-index="95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58"><text:span text:style-name="T103">w</text:span>ith<draw:frame draw:style-name="fr1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04">the Kronecker </text:span><text:span text:style-name="T105">delta</text:span><text:span text:style-name="T104">.</text:span></text:p>
      <text:p text:style-name="P58"/>
      <text:p text:style-name="P62"><text:span text:style-name="T109">Proof:</text:span><text:span text:style-name="T107"> </text:span><text:span text:style-name="T108">TODO.</text:span></text:p>
      <text:p text:style-name="P62"><text:span text:style-name="T108"/></text:p>
      <text:h text:style-name="P42" text:outline-level="1"><text:span text:style-name="T68">4</text:span> – <text:span text:style-name="T57">Dense layers</text:span></text:h>
      <text:p text:style-name="P30"/>
      <text:p text:style-name="P17">Definition –<text:span text:style-name="T11"> </text:span><text:span text:style-name="T36">Let</text:span><text:span text:style-name="T36"><draw:frame draw:style-name="fr2" draw:name="Objet35" text:anchor-type="as-char" svg:width="1.649cm" svg:height="0.531cm" draw:z-index="41"><draw:object xlink:href="./Object 35" xlink:type="simple" xlink:show="embed" xlink:actuate="onLoad"/><draw:image xlink:href="./ObjectReplacements/Object 35" xlink:type="simple" xlink:show="embed" xlink:actuate="onLoad"/></draw:frame></text:span><text:span text:style-name="T37">the input vector, and</text:span><text:span text:style-name="T37"><draw:frame draw:style-name="fr2" draw:name="Objet36" text:anchor-type="as-char" svg:width="1.789cm" svg:height="0.531cm" draw:z-index="42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the weight matri</text:span><text:span text:style-name="T35">x</text:span><text:span text:style-name="T40">. </text:span><text:span text:style-name="T38">Then the </text:span><text:span text:style-name="T39">simple </text:span><text:span text:style-name="T38">perceptron is defined as the operation</text:span></text:p>
      <text:p text:style-name="P61"/>
      <text:h text:style-name="P43" text:outline-level="1"><text:span text:style-name="T68">5</text:span> – <text:span text:style-name="T55">Neural Network</text:span></text:h>
      <text:p text:style-name="P31"/>
      <text:p text:style-name="P15">Definition –<text:span text:style-name="T11"> </text:span><text:span text:style-name="T22">Suppose </text:span><text:span text:style-name="T23">a data set with</text:span><text:span text:style-name="T23"><draw:frame draw:style-name="fr2" draw:name="Objet21" text:anchor-type="as-char" svg:width="0.422cm" svg:height="0.467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23">samples. </text:span><text:span text:style-name="T24">Each sample have</text:span><text:span text:style-name="T24"><draw:frame draw:style-name="fr2" draw:name="Objet22" text:anchor-type="as-char" svg:width="0.515cm" svg:height="0.467cm" draw:z-index="29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features and a correspondin</text:span><text:span text:style-name="T25">g </text:span><text:span text:style-name="T26">one-hot encoded label </text:span><text:span text:style-name="T27">among</text:span><text:span text:style-name="T27"><draw:frame draw:style-name="fr2" draw:name="Objet23" text:anchor-type="as-char" svg:width="0.33cm" svg:height="0.467cm" draw:z-index="30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possible labels</text:span><text:span text:style-name="T26">.</text:span></text:p>
      <text:p text:style-name="P15"><text:span text:style-name="T16">Let</text:span><text:span text:style-name="T16"><draw:frame draw:style-name="fr2" draw:name="Objet15" text:anchor-type="as-char" svg:width="1.716cm" svg:height="0.531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, </text:span><text:span text:style-name="T19">and</text:span><text:span text:style-name="T19"><draw:frame draw:style-name="fr2" draw:name="Objet20" text:anchor-type="as-char" svg:width="1.572cm" svg:height="0.531cm" draw:z-index="14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the matrices defining </text:span><text:span text:style-name="T20">the features and </text:span><text:span text:style-name="T28">the labels</text:span><text:span text:style-name="T20"> respectively </text:span><text:span text:style-name="T29">for each sample</text:span><text:span text:style-name="T20">.</text:span></text:p>
      <text:p text:style-name="P32"/>
      <text:p text:style-name="P16"><text:span text:style-name="T20">S</text:span><text:span text:style-name="T11">uppose </text:span><text:span text:style-name="T30">a neural network </text:span><text:span text:style-name="T31">with</text:span><text:span text:style-name="T31"><draw:frame draw:style-name="fr2" draw:name="Objet24" text:anchor-type="as-char" svg:width="0.423cm" svg:height="0.467cm" draw:z-index="1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2">layers.</text:span></text:p>
      <text:p text:style-name="P31"><text:soft-page-break/></text:p>
      <text:h text:style-name="P38" text:outline-level="1"><text:span text:style-name="T68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20T07:59:52.447000000</dc:date>
    <meta:editing-duration>PT22H4M58S</meta:editing-duration>
    <meta:editing-cycles>342</meta:editing-cycles>
    <meta:document-statistic meta:table-count="0" meta:image-count="0" meta:object-count="97" meta:page-count="5" meta:paragraph-count="70" meta:word-count="391" meta:character-count="2675" meta:non-whitespace-character-count="2326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26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/>
                      <mo stretchy="false">∖</mo>
                      <mrow>
                        <mo stretchy="false">{</mo>
                        <mn>0</mn>
                        <mo stretchy="false">}</mo>
                      </mrow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{} bslash {\{0\}}}^m %toward M_{m,m} #
    [z]_{ i,: } %as left [ matrix {
		1_{ Re_{ {} bslash {\{0\}}}{{}+{}} }([z]_{ i,1 }) # 0 # dotsaxis # 0 ##
		0 # 1_{ Re_{ {} bslash {\{0\}}}{{}+{}} }([z]_{ i,2 }) # dotsdown # dotsvert ##
		dotsvert # dotsdown # dotsdown # 0 ##
		0 # dotsaxis # 0 # 1_{ Re_{ {} bslash {\{0\}}}{{}+{}} }([z]_{ i,m }) }
		right ]
  }
right none

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[z]_{ i,: } %as f( [z]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i mathvariant="normal">ℜ</mi>
                  <mi>↔</mi>
                  <mi mathvariant="normal">ℜ</mi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 %toward Re #
    [z]_{ i,: } %as max( 0_{Re^m}, [z]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4/content.xml><?xml version="1.0" encoding="utf-8"?>
<math xmlns="http://www.w3.org/1998/Math/MathML" display="block">
  <semantics>
    <msub>
      <mi mathvariant="normal">ℜ</mi>
      <mrow>
        <mrow/>
        <mo stretchy="false">∖</mo>
        <mrow>
          <mo stretchy="false">{</mo>
          <mn>0</mn>
          <mo stretchy="false">}</mo>
        </mrow>
      </mrow>
    </msub>
    <annotation encoding="StarMath 5.0">Re_{ {} bslash {\{0\}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[z]_{ i,: } %as e^{[z]_{i,:}} wideslash sum from{j'=1} to {m} e^{[z]_{i,j'}}
  }
right none</annotation>
  </semantics>
</math>
</file>

<file path=Object 46/content.xml><?xml version="1.0" encoding="utf-8"?>
<math xmlns="http://www.w3.org/1998/Math/MathML" display="block">
  <semantics>
    <mi mathvariant="normal">ℜ</mi>
    <annotation encoding="StarMath 5.0">Re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sub>
          <mi mathvariant="normal">ℜ</mi>
          <mrow>
            <mrow/>
            <mo stretchy="false">∖</mo>
            <mrow>
              <mo stretchy="false">{</mo>
              <mn>0</mn>
              <mo stretchy="false">}</mo>
            </mrow>
          </mrow>
        </msub>
        <mrow>
          <mrow/>
          <mo stretchy="false">+</mo>
          <mrow/>
        </mrow>
      </mrow>
    </msub>
    <annotation encoding="StarMath 5.0">1_{ Re_{ {} bslash {\{0\}}}{{}+{}} 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52/content.xml><?xml version="1.0" encoding="utf-8"?>
<math xmlns="http://www.w3.org/1998/Math/MathML" display="block">
  <semantics>
    <mi>I</mi>
    <annotation encoding="StarMath 5.0">I</annotation>
  </semantics>
</math>
</file>

<file path=Object 53/content.xml><?xml version="1.0" encoding="utf-8"?>
<math xmlns="http://www.w3.org/1998/Math/MathML" display="block">
  <semantics>
    <mrow>
      <mi>f</mi>
      <mi mathvariant="normal">:</mi>
      <mi>I</mi>
      <mi>↔</mi>
      <mi mathvariant="normal">ℜ</mi>
    </mrow>
    <annotation encoding="StarMath 5.0"> f : I %toward Re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>I</mi>
      </mrow>
    </mrow>
    <annotation encoding="StarMath 5.0">forall x in I</annotation>
  </semantics>
</math>
</file>

<file path=Object 58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i>x</mi>
              <mo stretchy="false">−</mo>
              <mi>a</mi>
            </mrow>
          </mrow>
          <mo fence="true" form="postfix" stretchy="true">|</mo>
        </mrow>
        <mo stretchy="false">≤</mo>
        <mi>η</mi>
      </mrow>
      <mo stretchy="false">⇒</mo>
      <mrow>
        <mrow>
          <mo fence="true" form="prefix" stretchy="true">|</mo>
          <mrow>
            <mrow>
              <mi>f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true">|</mo>
        </mrow>
        <mo stretchy="false">≤</mo>
        <mi>ϵ</mi>
      </mrow>
    </mrow>
    <annotation encoding="StarMath 5.0">abs{x - a} &lt;= %eta drarrow abs{ f(x) - f(a) } &lt;= %epsilon  </annotation>
  </semantics>
</math>
</file>

<file path=Object 59/content.xml><?xml version="1.0" encoding="utf-8"?>
<math xmlns="http://www.w3.org/1998/Math/MathML" display="block">
  <semantics>
    <msup>
      <mi>ζ</mi>
      <mn>0</mn>
    </msup>
    <annotation encoding="StarMath 5.0">%zeta^0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>I</mi>
    <annotation encoding="StarMath 5.0">I</annotation>
  </semantics>
</math>
</file>

<file path=Object 61/content.xml><?xml version="1.0" encoding="utf-8"?>
<math xmlns="http://www.w3.org/1998/Math/MathML" display="block">
  <semantics>
    <mi mathvariant="normal">ℜ</mi>
    <annotation encoding="StarMath 5.0">Re</annotation>
  </semantics>
</math>
</file>

<file path=Object 62/content.xml><?xml version="1.0" encoding="utf-8"?>
<math xmlns="http://www.w3.org/1998/Math/MathML" display="block">
  <semantics>
    <mi mathvariant="normal">ℜ</mi>
    <annotation encoding="StarMath 5.0">Re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 mathvariant="normal">ℜ</mi>
    <annotation encoding="StarMath 5.0">Re</annotation>
  </semantics>
</math>
</file>

<file path=Object 65/content.xml><?xml version="1.0" encoding="utf-8"?>
<math xmlns="http://www.w3.org/1998/Math/MathML" display="block">
  <semantics>
    <mrow>
      <mi>f</mi>
      <mi mathvariant="normal">:</mi>
      <mi>I</mi>
      <mi>↔</mi>
      <mi mathvariant="normal">ℜ</mi>
    </mrow>
    <annotation encoding="StarMath 5.0"> f : I %toward Re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sup>
        <mi>D</mi>
        <mn>0</mn>
      </msup>
      <mrow>
        <mo fence="true" form="prefix" stretchy="false">(</mo>
        <mrow>
          <mrow>
            <mi>I</mi>
            <mi>,</mi>
            <mi mathvariant="normal">ℜ</mi>
          </mrow>
        </mrow>
        <mo fence="true" form="postfix" stretchy="false">)</mo>
      </mrow>
    </mrow>
    <annotation encoding="StarMath 5.0">D^0( I , Re )</annotation>
  </semantics>
</math>
</file>

<file path=Object 68/content.xml><?xml version="1.0" encoding="utf-8"?>
<math xmlns="http://www.w3.org/1998/Math/MathML" display="block">
  <semantics>
    <mi>I</mi>
    <annotation encoding="StarMath 5.0">I</annotation>
  </semantics>
</math>
</file>

<file path=Object 69/content.xml><?xml version="1.0" encoding="utf-8"?>
<math xmlns="http://www.w3.org/1998/Math/MathML" display="block">
  <semantics>
    <mi mathvariant="normal">ℜ</mi>
    <annotation encoding="StarMath 5.0">Re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>I</mi>
      </mrow>
    </mrow>
    <annotation encoding="StarMath 5.0">forall x in I</annotation>
  </semantics>
</math>
</file>

<file path=Object 73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i>x</mi>
              <mo stretchy="false">−</mo>
              <mi>a</mi>
            </mrow>
          </mrow>
          <mo fence="true" form="postfix" stretchy="true">|</mo>
        </mrow>
        <mo stretchy="false">≤</mo>
        <mi>η</mi>
      </mrow>
      <mo stretchy="false">⇒</mo>
      <mrow>
        <mrow>
          <mo fence="true" form="prefix" stretchy="true">|</mo>
          <mrow>
            <mrow>
              <mrow>
                <mfrac>
                  <mrow>
                    <mi>f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  <mrow>
                    <mi>x</mi>
                    <mo stretchy="false">−</mo>
                    <mi>a</mi>
                  </mrow>
                </mfrac>
                <mo stretchy="false">−</mo>
                <mi>f</mi>
              </mrow>
              <mi>'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true">|</mo>
        </mrow>
        <mo stretchy="false">≤</mo>
        <mi>ϵ</mi>
      </mrow>
    </mrow>
    <annotation encoding="StarMath 5.0">abs{x - a} &lt;= %eta drarrow abs{ {f(x) - f(a)} over {x - a} - f'(a) 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>I</mi>
      </mrow>
    </mrow>
    <annotation encoding="StarMath 5.0">forall a in I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>I</mi>
      </mrow>
    </mrow>
    <annotation encoding="StarMath 5.0">forall a in I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 mathvariant="normal">ℜ</mi>
      </mrow>
    </mrow>
    <annotation encoding="StarMath 5.0">exists f'(a) in Re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i>f</mi>
      <mo stretchy="false">∈</mo>
      <mrow>
        <msup>
          <mi>ζ</mi>
          <mn>0</mn>
        </msup>
        <mo stretchy="false">∩</mo>
        <msubsup>
          <mi>D</mi>
          <mi>m</mi>
          <mn>0</mn>
        </msubsup>
      </mrow>
    </mrow>
    <annotation encoding="StarMath 5.0"> f in %zeta^0 intersection D_m^0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81/content.xml><?xml version="1.0" encoding="utf-8"?>
<math xmlns="http://www.w3.org/1998/Math/MathML" display="block">
  <semantics>
    <mi mathvariant="normal">ℜ</mi>
    <annotation encoding="StarMath 5.0">Re</annotation>
  </semantics>
</math>
</file>

<file path=Object 82/content.xml><?xml version="1.0" encoding="utf-8"?>
<math xmlns="http://www.w3.org/1998/Math/MathML" display="block">
  <semantics>
    <mrow>
      <mi>f</mi>
      <mi mathvariant="normal">:</mi>
      <mi>I</mi>
      <mi>↔</mi>
      <mi mathvariant="normal">ℜ</mi>
    </mrow>
    <annotation encoding="StarMath 5.0"> f : I %toward Re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  <mo stretchy="false">∈</mo>
        <mi>I</mi>
      </mrow>
    </mrow>
    <annotation encoding="StarMath 5.0">forall [ a,b ] in I</annotation>
  </semantics>
</math>
</file>

<file path=Object 85/content.xml><?xml version="1.0" encoding="utf-8"?>
<math xmlns="http://www.w3.org/1998/Math/MathML" display="block">
  <semantics>
    <mrow>
      <mo stretchy="false">∃</mo>
      <mrow>
        <mi>a</mi>
        <mo stretchy="false">=</mo>
        <msub>
          <mi>a</mi>
          <mn>0</mn>
        </msub>
        <mo stretchy="false">&lt;</mo>
        <msub>
          <mi>a</mi>
          <mn>1</mn>
        </msub>
        <mo stretchy="false">&lt;</mo>
        <mo stretchy="false">⋯</mo>
        <mo stretchy="false">&lt;</mo>
        <msub>
          <mi>a</mi>
          <mi>n</mi>
        </msub>
        <mo stretchy="false">=</mo>
        <mi>b</mi>
      </mrow>
    </mrow>
    <annotation encoding="StarMath 5.0">exists a = a_0 &lt; a_1 &lt; dotsaxis &lt; a_n = b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0</mn>
      <mi>,</mi>
      <mo stretchy="false">⋯</mo>
      <mi>,</mi>
      <mrow>
        <mi>n</mi>
        <mo stretchy="false">−</mo>
        <mn>1</mn>
      </mrow>
      <mo stretchy="false">}</mo>
    </mrow>
    <annotation encoding="StarMath 5.0">forall i in \{ 0, dotsaxis ,n -1\}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row>
              <mo fence="true" form="prefix" stretchy="false">[</mo>
              <mrow>
                <mrow>
                  <msub>
                    <mi>a</mi>
                    <mi>i</mi>
                  </msub>
                  <mi>,</mi>
                  <msub>
                    <mi>a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]</mo>
            </mrow>
            <mi>,</mi>
            <mi mathvariant="normal">ℜ</mi>
          </mrow>
        </mrow>
        <mo fence="true" form="postfix" stretchy="false">)</mo>
      </mrow>
    </mrow>
    <annotation encoding="StarMath 5.0"> exists f_i in D^0([ a_i, a_{i+1} ], Re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o stretchy="false">]</mo>
      </mrow>
      <msub>
        <mi>a</mi>
        <mi>i</mi>
      </msub>
      <mi>,</mi>
      <msub>
        <mi>a</mi>
        <mrow>
          <mi>i</mi>
          <mo stretchy="false">+</mo>
          <mn>1</mn>
        </mrow>
      </msub>
      <mo stretchy="false">[</mo>
    </mrow>
    <annotation encoding="StarMath 5.0"> forall x in \]a_i, a_{i+1}\[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

<file path=Object 90/content.xml><?xml version="1.0" encoding="utf-8"?>
<math xmlns="http://www.w3.org/1998/Math/MathML" display="block">
  <semantics>
    <msubsup>
      <mi>D</mi>
      <mi>m</mi>
      <mn>0</mn>
    </msubsup>
    <annotation encoding="StarMath 5.0">D_m^0</annotation>
  </semantics>
</math>
</file>

<file path=Object 91/content.xml><?xml version="1.0" encoding="utf-8"?>
<math xmlns="http://www.w3.org/1998/Math/MathML" display="block">
  <semantics>
    <mi mathvariant="normal">ℜ</mi>
    <annotation encoding="StarMath 5.0">Re</annotation>
  </semantics>
</math>
</file>

<file path=Object 92/content.xml><?xml version="1.0" encoding="utf-8"?>
<math xmlns="http://www.w3.org/1998/Math/MathML" display="block">
  <semantics>
    <mi mathvariant="normal">ℜ</mi>
    <annotation encoding="StarMath 5.0">Re</annotation>
  </semantics>
</math>
</file>

<file path=Object 93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[z]_{ i,: } %as J_S( [z]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row>
        <msub>
          <mrow>
            <mo fence="true" form="prefix" stretchy="false">[</mo>
            <mrow>
              <mrow>
                <msub>
                  <mi>J</mi>
                  <mi>S</mi>
                </msub>
                <mrow>
                  <mo fence="true" form="prefix" stretchy="false">(</mo>
                  <mrow>
                    <msub>
                      <mrow>
                        <mo fence="true" form="prefix" stretchy="false">[</mo>
                        <mrow>
                          <mi>z</mi>
                        </mrow>
                        <mo fence="true" form="postfix" stretchy="false">]</mo>
                      </mrow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</mrow>
            </mrow>
            <mo fence="true" form="postfix" stretchy="false">]</mo>
          </mrow>
          <mrow>
            <mi>j</mi>
            <mi>,</mi>
            <mi>j</mi>
            <mi>'</mi>
          </mrow>
        </msub>
        <mo stretchy="false">=</mo>
        <msub>
          <mi>S</mi>
          <mi>j</mi>
        </msub>
      </mrow>
      <mrow>
        <mo fence="true" form="prefix" stretchy="false">(</mo>
        <mrow>
          <mrow>
            <mrow>
              <msub>
                <mi>δ</mi>
                <mrow>
                  <mi>j</mi>
                  <mi>,</mi>
                  <mi>j</mi>
                  <mi>'</mi>
                </mrow>
              </msub>
              <mo stretchy="false">−</mo>
              <msub>
                <mi>S</mi>
                <mi>j</mi>
              </msub>
            </mrow>
            <mi>'</mi>
          </mrow>
        </mrow>
        <mo fence="true" form="postfix" stretchy="false">)</mo>
      </mrow>
    </mrow>
    <annotation encoding="StarMath 5.0">[J_S( [z]_{i,:} )]_{ j,j' } = S_j( %delta_{j,j'} - S_j' )</annotation>
  </semantics>
</math>
</file>